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孔向东第一周语雀链接汇总</text:p>
      <text:p text:style-name="Standard"/>
      <text:p text:style-name="Standard">https://www.yuque.com/kxxxxxd/cq3cuu/oee9s9kosggmpokv?singleDoc# 《实践任务配置Git》</text:p>
      <text:p text:style-name="Standard"/>
      <text:p text:style-name="Standard">https://www.yuque.com/kxxxxxd/cq3cuu/blc4s6cr3b70v8z7?singleDoc# 《实践任务配置VS Code 开发环境》</text:p>
      <text:p text:style-name="Standard"/>
      <text:p text:style-name="Standard">https://www.yuque.com/kxxxxxd/cq3cuu/ksqtu55q7cn35clg?singleDoc# 《实践任务安装OpenCV 4.5.x》</text:p>
      <text:p text:style-name="Standard"/>
      <text:p text:style-name="Standard">https://www.yuque.com/kxxxxxd/cq3cuu/eg3vo9o41vvt4zs3?singleDoc# 《Git学习》</text:p>
      <text:p text:style-name="Standard"/>
      <text:p text:style-name="Standard">https://www.yuque.com/kxxxxxd/cq3cuu/exlpeka647oaucc0?singleDoc# 《Linux学习》</text:p>
      <text:p text:style-name="Standard"/>
      <text:p text:style-name="Standard">https://www.yuque.com/kxxxxxd/cq3cuu/ftrguglhqi0kc9h5?singleDoc# 《实践任务安装ROS2》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3T23:34:17.910861130</meta:creation-date>
    <dc:date>2025-10-13T23:36:45.515404581</dc:date>
    <meta:editing-duration>PT2M27S</meta:editing-duration>
    <meta:editing-cycles>1</meta:editing-cycles>
    <meta:document-statistic meta:table-count="0" meta:image-count="0" meta:object-count="0" meta:page-count="1" meta:paragraph-count="7" meta:word-count="70" meta:character-count="481" meta:non-whitespace-character-count="472"/>
    <meta:generator>LibreOffice/7.3.7.2$Linux_X86_64 LibreOffice_project/30$Build-2</meta:generator>
  </office:meta>
</office:document-meta>
</file>